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ECA440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color="#b2b2b2" fo:font-weight="normal" fo:background-color="transparent" style:font-weight-asian="normal" style:font-weight-complex="normal"/>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line-height="150%"/>
      <style:text-properties style:text-underline-style="none" fo:font-weight="bold" style:font-weight-asian="bold" style:font-weight-complex="bold"/>
    </style:style>
    <style:style style:name="P5" style:family="paragraph" style:parent-style-name="Standard">
      <style:paragraph-properties fo:line-height="150%"/>
      <style:text-properties style:text-underline-style="none"/>
    </style:style>
    <style:style style:name="P6" style:family="paragraph" style:parent-style-name="Standard">
      <style:paragraph-properties fo:line-height="150%"/>
      <style:text-properties fo:font-style="italic" style:text-underline-style="none" style:font-style-asian="italic" style:font-style-complex="italic"/>
    </style:style>
    <style:style style:name="P7" style:family="paragraph" style:parent-style-name="Standard">
      <style:paragraph-properties fo:margin-left="1.245cm" fo:margin-right="0cm" fo:line-height="150%" fo:text-indent="0cm" style:auto-text-indent="false" fo:padding="0cm" fo:border="none" style:shadow="none"/>
      <style:text-properties style:text-underline-style="none"/>
    </style:style>
    <style:style style:name="P8" style:family="paragraph" style:parent-style-name="Standard" style:master-page-name="">
      <style:paragraph-properties fo:margin-left="1.245cm" fo:margin-right="0cm" fo:line-height="150%" fo:text-indent="0cm" style:auto-text-indent="false" style:page-number="auto" fo:padding="0cm" fo:border="none" style:shadow="none"/>
      <style:text-properties style:text-underline-style="none"/>
    </style:style>
    <style:style style:name="P9" style:family="paragraph" style:parent-style-name="Standard">
      <style:paragraph-properties fo:margin-left="1.245cm" fo:margin-right="0cm" fo:line-height="150%" fo:text-indent="0cm" style:auto-text-indent="false"/>
      <style:text-properties style:text-underline-style="none"/>
    </style:style>
    <style:style style:name="P10" style:family="paragraph" style:parent-style-name="Standard" style:list-style-name="L1">
      <style:text-properties style:use-window-font-color="true" style:text-underline-style="none" fo:font-weight="bold" fo:background-color="#e6e6ff" style:font-weight-asian="bold" style:font-weight-complex="bold"/>
    </style:style>
    <style:style style:name="P11" style:family="paragraph" style:parent-style-name="Standard" style:list-style-name="L1">
      <style:text-properties style:text-underline-style="none" fo:font-weight="bold" fo:background-color="#e6e6ff" style:font-weight-asian="bold" style:font-weight-complex="bold"/>
    </style:style>
    <style:style style:name="P12" style:family="paragraph" style:parent-style-name="Standard" style:list-style-name="L1">
      <style:paragraph-properties fo:line-height="150%"/>
      <style:text-properties style:text-underline-style="none" fo:font-weight="bold" fo:background-color="#e6e6ff" style:font-weight-asian="bold" style:font-weight-complex="bold"/>
    </style:style>
    <style:style style:name="P13" style:family="paragraph" style:parent-style-name="Standard" style:list-style-name="L2">
      <style:paragraph-properties fo:line-height="150%"/>
      <style:text-properties style:text-underline-style="none" fo:font-weight="bold" style:font-weight-asian="bold" style:font-weight-complex="bold"/>
    </style:style>
    <style:style style:name="P14" style:family="paragraph" style:parent-style-name="Standard" style:list-style-name="L2">
      <style:paragraph-properties fo:line-height="150%"/>
      <style:text-properties style:text-underline-style="none"/>
    </style:style>
    <style:style style:name="P15" style:family="paragraph" style:parent-style-name="Standard" style:list-style-name="L3">
      <style:paragraph-properties fo:line-height="150%"/>
      <style:text-properties style:text-underline-style="none"/>
    </style:style>
    <style:style style:name="P16" style:family="paragraph" style:parent-style-name="Standard" style:list-style-name="L6">
      <style:paragraph-properties fo:line-height="150%"/>
      <style:text-properties style:text-underline-style="none"/>
    </style:style>
    <style:style style:name="P17" style:family="paragraph" style:parent-style-name="Standard" style:list-style-name="L4">
      <style:text-properties style:text-underline-style="none"/>
    </style:style>
    <style:style style:name="P18" style:family="paragraph" style:parent-style-name="Standard" style:list-style-name="L5">
      <style:text-properties style:text-underline-style="none"/>
    </style:style>
    <style:style style:name="P19" style:family="paragraph" style:parent-style-name="Standard" style:list-style-name="L2">
      <style:paragraph-properties fo:line-height="150%"/>
      <style:text-properties fo:font-style="italic" style:text-underline-style="none" style:font-style-asian="italic" style:font-style-complex="italic"/>
    </style:style>
    <style:style style:name="P20" style:family="paragraph" style:parent-style-name="Standard" style:list-style-name="L2">
      <style:paragraph-properties fo:line-height="150%"/>
      <style:text-properties fo:font-style="normal" style:text-underline-style="none" style:font-style-asian="normal" style:font-style-complex="normal"/>
    </style:style>
    <style:style style:name="P21" style:family="paragraph" style:parent-style-name="Heading_20_1">
      <style:paragraph-properties fo:text-align="center" style:justify-single-word="false"/>
      <style:text-properties fo:color="#6666ff" style:text-outline="false" fo:font-size="22pt" fo:text-shadow="1pt 1pt" style:text-underline-style="none" fo:font-weight="bold" style:font-size-asian="22pt" style:font-weight-asian="bold" style:font-size-complex="2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ahier des charges : Freelancer - Manager</text:h>
      <text:p text:style-name="P2"/>
      <text:list xml:id="list8117773654631763200" text:style-name="L1">
        <text:list-item>
          <text:p text:style-name="P10">Contexte et définition de la demande</text:p>
        </text:list-item>
      </text:list>
      <text:p text:style-name="P2"/>
      <text:p text:style-name="P8">Concevoir et réaliser une plateforme de services à destination d'entreprises à la recherche de développeurs indépendants. Les internautes peuvent s'inscrire en tant que freelancer afin de travailler ou en tant que societe pour mettre en ligne une demande de réalisation d'un projet informatique.</text:p>
      <text:p text:style-name="P2"/>
      <text:list xml:id="list30428470" text:continue-numbering="true" text:style-name="L1">
        <text:list-item>
          <text:p text:style-name="P11">Objectifs du projet</text:p>
        </text:list-item>
      </text:list>
      <text:p text:style-name="P3"/>
      <text:p text:style-name="P8">L'objectif est de mettre en oeuvre une plateforme apportant un service de mise en relation professionnelle pour des porteurs de projets informatiques à la recherche de développeurs travailleurs indépendants.</text:p>
      <text:p text:style-name="P7">Et ce dans le but d'embaucher l'offreur le plus intéressant (prix, proposition technique), de rémunérer le travailleur en ligne (services paypal) et d'avoir un suivie d'avancement du projet pour l'employeur.</text:p>
      <text:p text:style-name="P2"/>
      <text:list xml:id="list30413893" text:continue-numbering="true" text:style-name="L1">
        <text:list-item>
          <text:p text:style-name="P11">Description fonctionnelle : Gestion et visualisation du projet</text:p>
        </text:list-item>
      </text:list>
      <text:p text:style-name="P2"><text:tab/><text:tab/></text:p>
      <text:p text:style-name="P2"><text:tab/><text:span text:style-name="T1">Les fonctionnalités du site seront les suivantes :</text:span></text:p>
      <text:p text:style-name="P2"/>
      <text:list xml:id="list5968620415577546102" text:style-name="L2">
        <text:list-item>
          <text:list>
            <text:list-item>
              <text:list>
                <text:list-item>
                  <text:p text:style-name="P13">Accéder à la plateforme sans être inscrit :</text:p>
                  <text:p text:style-name="P19">* Consulter les projets</text:p>
                  <text:p text:style-name="P19">* Consulter les profils des freelancers</text:p>
                </text:list-item>
              </text:list>
            </text:list-item>
          </text:list>
        </text:list-item>
      </text:list>
      <text:p text:style-name="P6"><text:tab/><text:tab/>* Consulter un descriptif des projets déjà réalisés par les freelancers</text:p>
      <text:list xml:id="list30411524" text:continue-numbering="true" text:style-name="L2">
        <text:list-item>
          <text:list>
            <text:list-item>
              <text:list>
                <text:list-item>
                  <text:p text:style-name="P13">Créer des comptes en tant que freelancer ou société permettant d'accéder aux tâches dédiées</text:p>
                  <text:p text:style-name="P20">* <text:span text:style-name="T3">Formulaire d'inscription</text:span></text:p>
                </text:list-item>
                <text:list-item>
                  <text:p text:style-name="P13">Renseigner et Mettre à jour le profil de l'utilisateur inscrit</text:p>
                </text:list-item>
              </text:list>
            </text:list-item>
          </text:list>
        </text:list-item>
      </text:list>
      <text:p text:style-name="P5"><text:tab/><text:tab/>* Formulaire d'édition de profil </text:p>
      <text:list xml:id="list30428095" text:continue-numbering="true" text:style-name="L2">
        <text:list-item>
          <text:list>
            <text:list-item>
              <text:list>
                <text:list-item>
                  <text:p text:style-name="P13">Permettre aux freelancers de passer des tests concernant ces compétences afin de rendre son profil plus attractif auprès des entreprises émettrices de projets à réaliser</text:p>
                  <text:p text:style-name="P13">*<text:span text:style-name="T4"> Création , Edition (ADMIN) et <text:s/>Possibilité de Passer des Tests</text:span></text:p>
                </text:list-item>
                <text:list-item>
                  <text:p text:style-name="P14"/>
                </text:list-item>
              </text:list>
            </text:list-item>
          </text:list>
        </text:list-item>
      </text:list>
      <text:p text:style-name="P5"><text:tab/><text:tab/></text:p>
      <text:p text:style-name="P2"/>
      <text:list xml:id="list30425260" text:continue-list="list30413893" text:style-name="L1">
        <text:list-item>
          <text:p text:style-name="P11">Technologies</text:p>
        </text:list-item>
      </text:list>
      <text:list xml:id="list7395977604213736616" text:style-name="L3">
        <text:list-item>
          <text:list>
            <text:list-header>
              <text:p text:style-name="P15"/>
            </text:list-header>
          </text:list>
        </text:list-item>
      </text:list>
      <text:p text:style-name="P9">* Le langage côté serveur utilisé est PHP 5,6</text:p>
      <text:p text:style-name="P9">* Le serveur est un système de fichier Unix gérer est Apache</text:p>
      <text:p text:style-name="P5"><text:tab/>* Les langages côté navigateur utilisé sont HTML, Javascript, CSS</text:p>
      <text:p text:style-name="P5"><text:tab/>* Le moteur de template qui intéragie avec les données du serveur sur les vues est Twig</text:p>
      <text:p text:style-name="P5"><text:soft-page-break/><text:tab/>* Le gestionnaire de packages permettant de déployer l'environnement du projet est Composer</text:p>
      <text:p text:style-name="P5"><text:tab/>* Le thème de l'interface administrateur est AdminLTE</text:p>
      <text:p text:style-name="P5"><text:tab/>* AdminLTE utilise les librairies bootstrap(CSS) et Jquery(JS)</text:p>
      <text:p text:style-name="P5"><text:tab/>* Le micro-framework PHP utilisé est Silex, il reprend l'architecture des projets du framework Symfony</text:p>
      <text:p text:style-name="P5"><text:tab/>*L'usage de Silex se fait avec une architecture MVC</text:p>
      <text:p text:style-name="P5"><text:tab/>* Le gestionnaire de dépendance est Pimple qui utilise lui même PHPUnit pour la réalisation de test</text:p>
      <text:p text:style-name="P5"><text:tab/>* Le système de débugage de sympfony appel les classes ErrorHandler et ExceptionHandler</text:p>
      <text:p text:style-name="P5"><text:tab/>* Les composants symfony appelés par notre projet sont:</text:p>
      <text:p text:style-name="P5"><text:tab/><text:tab/><text:span text:style-name="T3">- Security Service Provider</text:span></text:p>
      <text:p text:style-name="P6"><text:tab/><text:tab/>- Doctrine Service Provider</text:p>
      <text:p text:style-name="P6"><text:tab/><text:tab/>- Twig Service Provider</text:p>
      <text:p text:style-name="P6"><text:tab/><text:tab/>- Session Service Provider</text:p>
      <text:p text:style-name="P6"><text:tab/><text:tab/>- Validator Service Provider</text:p>
      <text:p text:style-name="P6"><text:tab/><text:tab/>- Url Generator Service Provider</text:p>
      <text:p text:style-name="P6"><text:tab/><text:tab/>(- Form Service Provider )</text:p>
      <text:p text:style-name="P6"><text:tab/><text:tab/>(- User Provider )</text:p>
      <text:p text:style-name="P4"/>
      <text:list xml:id="list30411450" text:continue-list="list30425260" text:style-name="L1">
        <text:list-item>
          <text:p text:style-name="P12">Les limites : contraintes et dépendances </text:p>
        </text:list-item>
      </text:list>
      <text:p text:style-name="P2"/>
      <text:p text:style-name="Standard"><text:span text:style-name="T2"><text:tab/><text:tab/></text:span><text:span text:style-name="T1">Les coûts</text:span></text:p>
      <text:list xml:id="list1309727820892818319" text:style-name="L4">
        <text:list-item>
          <text:list>
            <text:list-item>
              <text:list>
                <text:list-item>
                  <text:list>
                    <text:list-item>
                      <text:p text:style-name="P17">Hébergement du site et de la base de données : 100 euros / ans</text:p>
                    </text:list-item>
                    <text:list-item>
                      <text:p text:style-name="P17">Achat du nom de domaine : 20 euros / ans</text:p>
                    </text:list-item>
                    <text:list-item>
                      <text:p text:style-name="P17"/>
                    </text:list-item>
                  </text:list>
                </text:list-item>
              </text:list>
            </text:list-item>
          </text:list>
        </text:list-item>
      </text:list>
      <text:p text:style-name="P2"/>
      <text:p text:style-name="P2"><text:tab/><text:tab/><text:span text:style-name="T1">Les besoins non fonctionnel</text:span></text:p>
      <text:list xml:id="list5903441596181978627" text:style-name="L5">
        <text:list-item>
          <text:list>
            <text:list-item>
              <text:list>
                <text:list-item>
                  <text:list>
                    <text:list-item>
                      <text:p text:style-name="P18">Service permettant de sécuriser les accès vers le serveur (Config Apache)</text:p>
                    </text:list-item>
                    <text:list-item>
                      <text:p text:style-name="P18">Ergonomie / accessibilité</text:p>
                    </text:list-item>
                  </text:list>
                </text:list-item>
              </text:list>
            </text:list-item>
          </text:list>
        </text:list-item>
      </text:list>
      <text:p text:style-name="P2"/>
      <text:p text:style-name="P2"/>
      <text:p text:style-name="P2"/>
      <text:list xml:id="list30410623" text:continue-list="list30411450" text:style-name="L1">
        <text:list-item>
          <text:p text:style-name="P11">Delais</text:p>
        </text:list-item>
      </text:list>
      <text:p text:style-name="P2"/>
      <text:p text:style-name="P2"><text:tab/>*Le projet débute en septembre 2016 et la livraison <text:s/>de la plateforme devra être effective dès Janvier 2017</text:p>
      <text:p text:style-name="P2"><text:tab/>Voir annexe diagramme de Gantt ( détails de l'avancement du projet )</text:p>
      <text:p text:style-name="P2"/>
      <text:list xml:id="list30425121" text:continue-numbering="true" text:style-name="L1">
        <text:list-item>
          <text:p text:style-name="P11">Améliorations à envisager / Perspectives</text:p>
        </text:list-item>
      </text:list>
      <text:p text:style-name="P2"/>
      <text:p text:style-name="P5"><text:tab/>* Ajouter un module de chat à la plateforme web<text:tab/></text:p>
      <text:p text:style-name="P5"><text:tab/>* Utiliser un mode paiement réel</text:p>
      <text:p text:style-name="P5"><text:tab/>* Référencer et diffuser la plateforme pour rassembler plus d'utilisateurs</text:p>
      <text:p text:style-name="P2"/>
      <text:list xml:id="list30411370" text:continue-numbering="true" text:style-name="L1">
        <text:list-item>
          <text:p text:style-name="P11">Glossaire</text:p>
        </text:list-item>
      </text:list>
      <text:p text:style-name="P2"><text:tab/></text:p>
      <text:p text:style-name="Standard"><text:span text:style-name="T2"><text:tab/>MVC: Mod</text:span>ele-Vue Controller</text:p>
      <text:p text:style-name="P2"><text:soft-page-break/><text:tab/>JS:</text:p>
      <text:p text:style-name="P2"><text:tab/>PHP : </text:p>
      <text:p text:style-name="P2"><text:tab/>HTML : Hyper Text Markup Language</text:p>
      <text:p text:style-name="P2"><text:tab/>CSS : Cascade Style Sheet</text:p>
      <text:p text:style-name="P2"/>
      <text:list xml:id="list30411828" text:continue-numbering="true" text:style-name="L1">
        <text:list-item>
          <text:p text:style-name="P11">Mention Legales</text:p>
        </text:list-item>
      </text:list>
      <text:p text:style-name="P2"/>
      <text:p text:style-name="P2"><text:tab/>Licence / Intervenants du projet</text:p>
      <text:p text:style-name="P2"/>
      <text:list xml:id="list30403921" text:continue-numbering="true" text:style-name="L1">
        <text:list-item>
          <text:p text:style-name="P11">Annexes</text:p>
        </text:list-item>
      </text:list>
      <text:p text:style-name="P3"/>
      <text:p text:style-name="P5"><text:tab/>- Diagrammes de cas d'utilisation:</text:p>
      <text:p text:style-name="P5"><text:tab/><text:tab/><text:span text:style-name="T3">* BO_Admin</text:span></text:p>
      <text:p text:style-name="P6"><text:tab/><text:tab/>* Freelancer</text:p>
      <text:p text:style-name="P6"><text:tab/><text:tab/>* Societe</text:p>
      <text:p text:style-name="P6"><text:tab/><text:tab/>*Utilisateur non connecté ( consultation des pages publiques )</text:p>
      <text:p text:style-name="P6"/>
      <text:p text:style-name="P5"><text:tab/>- Diagrammes de classes</text:p>
      <text:p text:style-name="P5"><text:tab/>- Schéma conceptuel de base de données </text:p>
      <text:list xml:id="list8879891625230468045" text:style-name="L6">
        <text:list-item>
          <text:list>
            <text:list-item>
              <text:p text:style-name="P16">Diagramme de séquence : action entre la base de données et les fonctionnalités des utilisateurs</text:p>
            </text:list-item>
            <text:list-item>
              <text:p text:style-name="P16">Diagramme de Gantt : évolution du projet dans le temp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shadow="non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e6e6ff" fo:padding="0cm" fo:border-left="none" fo:border-right="none" fo:border-top="none" fo:border-bottom="0.035cm solid #9900ff">
        <style:background-image/>
      </style:paragraph-properties>
      <style:text-properties fo:font-variant="normal" fo:text-transform="none" fo:color="#6666ff" fo:font-size="14pt" fo:font-weight="bold" style:font-size-asian="115%" style:font-weight-asian="bold" style:font-size-complex="115%" style:font-weight-complex="bold" style:font-relief="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fo:background-color="transparent" fo:padding="0cm" fo:border-left="none" fo:border-right="none" fo:border-top="none" fo:border-bottom="0.002cm solid #9900ff" text:number-lines="false" text:line-number="0">
        <style:tab-stops>
          <style:tab-stop style:position="9.749cm" style:type="center"/>
          <style:tab-stop style:position="19.5cm" style:type="right"/>
        </style:tab-stops>
        <style:background-image/>
      </style:paragraph-properties>
      <style:text-properties fo:font-size="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b2b2b2" fo:font-weight="normal" fo:background-color="transparent" style:font-weight-asian="normal" style:font-weight-complex="normal"/>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14cm" fo:margin-bottom="1.097cm" fo:margin-left="0.847cm" fo:margin-right="0.65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58cm" fo:margin-left="0cm" fo:margin-right="0cm" fo:margin-top="0.499cm"/>
      </style:footer-style>
    </style:page-layout>
  </office:automatic-styles>
  <office:master-styles>
    <style:master-page style:name="Standard" style:page-layout-name="Mpm1">
      <style:footer>
        <text:p text:style-name="MP1"><draw:frame draw:style-name="Mfr1" draw:name="images1" text:anchor-type="paragraph" svg:width="1.505cm" svg:height="1.505cm" draw:z-index="2"><draw:image xlink:href="Pictures/100002010000020000000200ECA44049.png" xlink:type="simple" xlink:show="embed" xlink:actuate="onLoad"/></draw:frame>Cahier des charges : Freelancer – Manager<text:tab/><text:tab/>Projet PPE 2016-2017 Classe SIO-SLA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36S</meta:editing-duration>
    <meta:editing-cycles>31</meta:editing-cycles>
    <meta:generator>OpenOffice/4.1.2$Win32 OpenOffice.org_project/412m3$Build-9782</meta:generator>
    <dc:date>2016-10-14T10:24:05.81</dc:date>
    <meta:document-statistic meta:table-count="0" meta:image-count="1" meta:object-count="0" meta:page-count="3" meta:paragraph-count="75" meta:word-count="636" meta:character-count="3936"/>
    <meta:user-defined meta:name="Info 1"/>
    <meta:user-defined meta:name="Info 2"/>
    <meta:user-defined meta:name="Info 3"/>
    <meta:user-defined meta:name="Info 4"/>
  </office:meta>
</office:document-meta>
</file>